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D00000133BC9EA37E.png" manifest:media-type="image/png"/>
  <manifest:file-entry manifest:full-path="Pictures/10000000000002D9000003DDA33A7D0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3131" officeooo:paragraph-rsid="000d31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.59cm" svg:height="23.862cm" draw:z-index="0"><draw:image xlink:href="Pictures/10000000000002D9000003DDA33A7D01.png" xlink:type="simple" xlink:show="embed" xlink:actuate="onLoad"/></draw:frame></text:p>
      <text:p text:style-name="P1"><text:soft-page-break/></text:p>
      <text:p text:style-name="P1"><draw:frame draw:style-name="fr1" draw:name="Image3" text:anchor-type="paragraph" svg:width="17.59cm" svg:height="7.703cm" draw:z-index="1"><draw:image xlink:href="Pictures/10000000000002BD00000133BC9EA37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7:21:08.692419389</meta:creation-date>
    <dc:date>2014-11-14T17:26:43.733871058</dc:date>
    <meta:editing-duration>PT3M15S</meta:editing-duration>
    <meta:editing-cycles>2</meta:editing-cycles>
    <meta:generator>LibreOffice/4.2.4.2$Linux_X86_64 LibreOffice_project/420m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